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  <style:text-properties style:font-name="Arial" fo:font-size="10.5pt" officeooo:paragraph-rsid="0000d07e" style:font-size-asian="10.5pt" style:font-size-complex="10.5pt"/>
    </style:style>
    <style:style style:name="P2" style:family="paragraph" style:parent-style-name="UrbanBody">
      <style:text-properties style:font-name="Arial" fo:font-size="10.5pt" officeooo:paragraph-rsid="0000d07e" style:font-size-asian="10.5pt" style:font-size-complex="10.5pt"/>
    </style:style>
    <style:style style:name="P3" style:family="paragraph" style:parent-style-name="UrbanBody">
      <style:text-properties style:font-name="Arial" fo:font-size="9pt" officeooo:paragraph-rsid="0000d07e" style:font-size-asian="9pt" style:font-size-complex="9pt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0.5pt" style:text-underline-style="none" fo:font-weight="normal" officeooo:paragraph-rsid="0000d07e" style:font-size-asian="10.5pt" style:font-size-complex="10.5pt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0.5pt" style:text-underline-style="none" fo:font-weight="normal" officeooo:paragraph-rsid="0000d07e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0.5pt" officeooo:paragraph-rsid="0000d07e" style:font-size-asian="10.5pt" style:font-size-complex="10.5pt"/>
    </style:style>
    <style:style style:name="P7" style:family="paragraph" style:parent-style-name="UrbanBody">
      <style:paragraph-properties fo:margin-left="0cm" fo:margin-right="0cm" fo:text-align="justify" style:justify-single-word="false" fo:text-indent="0cm" style:auto-text-indent="false" style:writing-mode="page"/>
      <style:text-properties style:font-name="Arial" fo:font-size="10.5pt" fo:font-style="normal" officeooo:paragraph-rsid="0000d07e" style:font-size-asian="10.5pt" style:font-style-asian="normal" style:font-size-complex="10.5pt" style:font-style-complex="normal"/>
    </style:style>
    <style:style style:name="P8" style:family="paragraph" style:parent-style-name="UrbanBody">
      <style:paragraph-properties fo:margin-left="0cm" fo:margin-right="0cm" fo:text-align="justify" style:justify-single-word="false" fo:text-indent="0cm" style:auto-text-indent="false" style:writing-mode="page"/>
      <style:text-properties style:font-name="Arial" fo:font-size="10.5pt" fo:font-style="normal" officeooo:rsid="000462e6" officeooo:paragraph-rsid="000462e6" style:font-size-asian="10.5pt" style:font-style-asian="normal" style:font-size-complex="10.5pt" style:font-style-complex="normal"/>
    </style:style>
    <style:style style:name="P9" style:family="paragraph" style:parent-style-name="UrbanTitle">
      <style:text-properties fo:text-transform="uppercase" style:font-name="Arial" fo:font-size="14pt" officeooo:paragraph-rsid="000d5abe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051fc3" style:font-weight-asian="normal" style:font-weight-complex="normal"/>
    </style:style>
    <style:style style:name="T4" style:family="text">
      <style:text-properties officeooo:rsid="0003b413" style:font-weight-asian="normal" style:font-weight-complex="normal"/>
    </style:style>
    <style:style style:name="T5" style:family="text">
      <style:text-properties officeooo:rsid="00001613" style:font-weight-asian="normal" style:font-weight-complex="normal"/>
    </style:style>
    <style:style style:name="T6" style:family="text">
      <style:text-properties officeooo:rsid="0001c069" style:font-weight-asian="normal" style:font-weight-complex="normal"/>
    </style:style>
    <style:style style:name="T7" style:family="text">
      <style:text-properties officeooo:rsid="000f4e33" style:font-weight-asian="normal" style:font-weight-complex="normal"/>
    </style:style>
    <style:style style:name="T8" style:family="text">
      <style:text-properties fo:font-style="italic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weight-asian="normal" style:font-style-complex="normal" style:font-weight-complex="normal"/>
    </style:style>
    <style:style style:name="T10" style:family="text">
      <style:text-properties officeooo:rsid="0005ad24"/>
    </style:style>
    <style:style style:name="T11" style:family="text">
      <style:text-properties style:text-underline-style="none" fo:font-weight="normal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paragraph" svg:x="-0.011cm" svg:y="-0.011cm" svg:width="7.13cm" svg:height="5.717cm" draw:z-index="0"><draw:text-box><text:p text:style-name="Standard"><office:annotation><dc:creator>sde </dc:creator><dc:date>2011-07-26T10:00:42</dc:date><text:p text:style-name="P10"><text:span text:style-name="T12">do text</text:span></text:p><text:p text:style-name="P10"><text:span text:style-name="T12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Attestation d'affichage APRÈS RÉALISATION</text:p>
      <text:p text:style-name="P9">DE L’ENQUÊTE PUBLIQUE</text:p>
      <text:p text:style-name="P2"/>
      <text:p text:style-name="P2"/>
      <text:p text:style-name="P3"><office:annotation><dc:creator>sde </dc:creator><dc:date>2011-07-27T10:02:17</dc:date><text:p text:style-name="P11"><text:span text:style-name="T15">do text</text:span></text:p><text:p text:style-name="P11"><text:span text:style-name="T15">from document(at=reference, format='odt')</text:span></text:p></office:annotation>Import depuis reference.odt</text:p>
      <text:p text:style-name="P2"/>
      <text:p text:style-name="P2"><office:annotation><dc:creator>Gauthier Bastien</dc:creator><dc:date>2011-02-16T16:12:24</dc:date><text:p text:style-name="P11"><text:span text:style-name="T16">do text if len(</text:span><text:span text:style-name="T15">urbanEventObj.getClaimants()</text:span><text:span text:style-name="T16">) &gt; 1</text:span></text:p></office:annotation><text:span text:style-name="T1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1"><text:span text:style-name="T14">do text if not len(</text:span><text:span text:style-name="T15">urbanEventObj.getClaimants()</text:span><text:span text:style-name="T14">) &gt; 1</text:span></text:p></office:annotation><text:span text:style-name="T1">Demandeur :</text:span> <text:text-input text:description="Demandeurs">self.getApplicantsSignaletic()</text:text-input></text:p>
      <text:p text:style-name="P2"><text:span text:style-name="T1">Objet :</text:span> <text:text-input text:description="Objet des travaux">self.getLicenceSubject()</text:text-input></text:p>
      <text:p text:style-name="P2"><text:span text:style-name="T1">Situation :</text:span> <text:text-input text:description="Situation des travaux">self.getWorkLocationSignaletic()</text:text-input><text:s/>- <text:span text:style-name="T1">Référence cadastrale</text:span> : <text:text-input text:description="Parcelles">licence_view.get_parcels()</text:text-input></text:p>
      <text:p text:style-name="P5"/>
      <text:p text:style-name="P4"><text:span text:style-name="T2">Le Bourgmestre de la Commune de </text:span><text:span text:style-name="T2"><text:text-input text:description="">tool.getCityName()</text:text-input></text:span><text:span text:style-name="T2"><text:s/>certifie que l'</text:span><text:span text:style-name="T3">A</text:span><text:span text:style-name="T4">vis d'enquête publique,</text:span><text:span text:style-name="T2"> prescrit </text:span><text:span text:style-name="T3">au Code de l'Environnement</text:span><text:span text:style-name="T5">,</text:span><text:span text:style-name="T2"> sur l'instruction et la publicité des demandes de permis </text:span><text:span text:style-name="T7">d'environnement</text:span><text:span text:style-name="T2"> a été affiché par l</text:span><text:span text:style-name="T6">a Commune de </text:span><text:span text:style-name="T6"><text:text-input text:description="">tool.getCityName()</text:text-input></text:span><text:span text:style-name="T2"><text:s/>à partir du </text:span><text:span text:style-name="T2"><text:text-input text:description="Date début d'enquête">licence_view.format_date(self.getLastInquiry().getInvestigationStart())</text:text-input></text:span><text:span text:style-name="T8"><text:s/></text:span><text:span text:style-name="T9">sur la</text:span><text:span text:style-name="T8"> </text:span>parcelle de terrain où les travaux sont à exécuter ou les actes à accomplir <text:span text:style-name="T10">soit à 4 endroits proches du lieu d’exploitation le long d’une voirie carrossable et</text:span> <text:span text:style-name="T10">aux valves de la Commune de </text:span><text:span text:style-name="T10"><text:text-input text:description="">tool.getCityName()</text:text-input></text:span><text:span text:style-name="T10">.</text:span></text:p>
      <text:p text:style-name="P4"/>
      <text:p text:style-name="P6"><text:span text:style-name="T11">Fait à </text:span><text:span text:style-name="T11"><text:text-input text:description="">tool.getCityName()</text:text-input></text:span><text:span text:style-name="T11"><text:s/>le </text:span><text:span text:style-name="T11"><text:date style:data-style-name="N76" text:date-value="2019-05-07T16:11:34.990671006">7 mai 2019</text:date></text:span></text:p>
      <text:p text:style-name="P7"/>
      <text:p text:style-name="P8"><office:annotation><dc:creator>bleybaert</dc:creator><dc:date>2018-07-18T13:20:16</dc:date><loext:sender-initials>ble</loext:sender-initials><text:p text:style-name="P11"><text:span text:style-name="T13">do text</text:span></text:p><text:p text:style-name="P11"><text:span text:style-name="T13">from document(at=signatures, format='odt')</text:span></text:p></office:annotation>import signatu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7-18T12:16:23.762496805</meta:creation-date>
    <dc:date>2019-05-07T16:11:34.911507495</dc:date>
    <meta:editing-duration>PT7M20S</meta:editing-duration>
    <meta:editing-cycles>15</meta:editing-cycles>
    <meta:generator>LibreOffice/6.1.5.2$Linux_X86_64 LibreOffice_project/10$Build-2</meta:generator>
    <dc:creator>bleybaert</dc:creator>
    <meta:document-statistic meta:table-count="0" meta:image-count="0" meta:object-count="0" meta:page-count="1" meta:paragraph-count="11" meta:word-count="136" meta:character-count="953" meta:non-whitespace-character-count="849"/>
  </office:meta>
</office:document-meta>
</file>